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b590" officeooo:paragraph-rsid="000fb590"/>
    </style:style>
    <style:style style:name="P2" style:family="paragraph" style:parent-style-name="Standard">
      <style:text-properties officeooo:rsid="000fb590" officeooo:paragraph-rsid="00141109"/>
    </style:style>
    <style:style style:name="P3" style:family="paragraph" style:parent-style-name="Standard">
      <style:text-properties officeooo:rsid="0016b1d8" officeooo:paragraph-rsid="001847f7"/>
    </style:style>
    <style:style style:name="P4" style:family="paragraph" style:parent-style-name="Standard">
      <style:text-properties officeooo:rsid="0019c4e5" officeooo:paragraph-rsid="0019c4e5"/>
    </style:style>
    <style:style style:name="T1" style:family="text">
      <style:text-properties officeooo:rsid="000fb590"/>
    </style:style>
    <style:style style:name="T2" style:family="text">
      <style:text-properties officeooo:rsid="00113a1d"/>
    </style:style>
    <style:style style:name="T3" style:family="text">
      <style:text-properties officeooo:rsid="0011bda0"/>
    </style:style>
    <style:style style:name="T4" style:family="text">
      <style:text-properties officeooo:rsid="001847f7"/>
    </style:style>
    <style:style style:name="T5" style:family="text">
      <style:text-properties officeooo:rsid="001a6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ssing of <text:span text:style-name="T1">Catchup Data </text:span></text:h>
      <text:p text:style-name="P1">GOP data downloaded from Nov 2010 through April 2014 to /noc/mpoc/cryo/cryosat/catchup/SIR_GOP_L2.</text:p>
      <text:p text:style-name="P1"/>
      <text:p text:style-name="P2">In order to <text:span text:style-name="T2">process</text:span> need to obtain groundtracks, <text:span text:style-name="T3">copy /noc/users/cryo/QCV_Cryo2/code/get_ground_tracks.m to /noc/users/cryo/QCV_Cryo2/code/catchup_get_ground_tracks.m and download years 2010-2014 into /noc/users/cryo/QCV_Cryo2/code/groundTracks/catchup</text:span></text:p>
      <text:p text:style-name="P2"/>
      <text:p text:style-name="P3">Also need mode masks <text:span text:style-name="T4">which have been saved in /noc/users/cryo/QCV_Cryo2/code/mode_mask for those not already there except 3.4 which is a strange compression that I can't get to work. Read in using xml format</text:span></text:p>
      <text:p text:style-name="P3"/>
      <text:p text:style-name="P4">Copy of daily_stats_v6.m made (suffix of _FOR_CATCHUP added) and new mode masks added in <text:span text:style-name="T5">(and noted v9 is now operational so need to add that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Snaith</meta:initial-creator>
    <meta:creation-date>2017-03-09T12:07:56.088788568</meta:creation-date>
    <dc:date>2017-03-28T14:57:18.190903954</dc:date>
    <dc:creator>Helen Snaith</dc:creator>
    <meta:editing-duration>PT1H1M32S</meta:editing-duration>
    <meta:editing-cycles>12</meta:editing-cycles>
    <meta:generator>LibreOffice/4.2.8.2$Linux_X86_64 LibreOffice_project/420$Build-2</meta:generator>
    <meta:document-statistic meta:table-count="0" meta:image-count="0" meta:object-count="0" meta:page-count="1" meta:paragraph-count="5" meta:word-count="91" meta:character-count="727" meta:non-whitespace-character-count="640"/>
  </office:meta>
</office:document-meta>
</file>